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2.95cm" fo:min-width="6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fo:background-color="#ffff00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font-size="18pt" fo:background-color="#ffff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8cm" svg:height="3.2cm" draw:transform="rotate (0.666715774261834) translate (5.739cm 7.845cm)">
          <text:p text:style-name="P1"><text:span text:style-name="T1">hell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5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7:53:20.964614085</meta:creation-date>
    <dc:date>2017-09-06T18:06:30.059753024</dc:date>
    <meta:editing-duration>PT1M48S</meta:editing-duration>
    <meta:editing-cycles>3</meta:editing-cycles>
    <meta:generator>LibreOffice/5.3.3.2$Linux_X86_64 LibreOffice_project/30m0$Build-2</meta:generator>
    <meta:document-statistic meta:object-count="24"/>
  </office:meta>
</office:document-meta>
</file>